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399cm" style:rel-column-width="13102*"/>
    </style:style>
    <style:style style:name="表格1.B" style:family="table-column">
      <style:table-column-properties style:column-width="4.193cm" style:rel-column-width="16162*"/>
    </style:style>
    <style:style style:name="表格1.C" style:family="table-column">
      <style:table-column-properties style:column-width="3.201cm" style:rel-column-width="12341*"/>
    </style:style>
    <style:style style:name="表格1.D" style:family="table-column">
      <style:table-column-properties style:column-width="2.806cm" style:rel-column-width="10818*"/>
    </style:style>
    <style:style style:name="表格1.E" style:family="table-column">
      <style:table-column-properties style:column-width="3.401cm" style:rel-column-width="13112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808cm" fo:margin-left="0cm" table:align="left"/>
    </style:style>
    <style:style style:name="表格2.A" style:family="table-column">
      <style:table-column-properties style:column-width="3.096cm"/>
    </style:style>
    <style:style style:name="表格2.B" style:family="table-column">
      <style:table-column-properties style:column-width="3.709cm"/>
    </style:style>
    <style:style style:name="表格2.C" style:family="table-column">
      <style:table-column-properties style:column-width="4.094cm"/>
    </style:style>
    <style:style style:name="表格2.D" style:family="table-column">
      <style:table-column-properties style:column-width="3.708cm"/>
    </style:style>
    <style:style style:name="表格2.E" style:family="table-column">
      <style:table-column-properties style:column-width="3.201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251cm" style:rel-column-width="1638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 CJK JP DemiLight" fo:font-size="28pt" officeooo:rsid="00077ebb" officeooo:paragraph-rsid="00077ebb" style:font-name-asian="Noto Sans CJK JP DemiLight" style:font-size-asian="28pt" style:font-size-complex="28pt"/>
    </style:style>
    <style:style style:name="P2" style:family="paragraph" style:parent-style-name="Standard">
      <style:text-properties style:font-name="Noto Sans CJK JP DemiLight" officeooo:rsid="00077ebb" officeooo:paragraph-rsid="00077ebb" style:font-name-asian="Noto Sans CJK JP DemiLight"/>
    </style:style>
    <style:style style:name="P3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77ebb" officeooo:paragraph-rsid="00077ebb" style:font-name-asian="Noto Sans CJK JP DemiLight" style:font-size-asian="14pt" style:font-size-complex="14pt"/>
    </style:style>
    <style:style style:name="P4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a0f92" officeooo:paragraph-rsid="000a0f92" style:font-name-asian="Noto Sans CJK JP DemiLight" style:font-size-asian="14pt" style:font-size-complex="14pt"/>
    </style:style>
    <style:style style:name="P5" style:family="paragraph" style:parent-style-name="Standard">
      <style:text-properties style:font-name="Noto Sans CJK JP DemiLight" fo:font-size="14pt" style:text-underline-style="none" officeooo:rsid="00077ebb" officeooo:paragraph-rsid="00077ebb" style:font-name-asian="Noto Sans CJK JP DemiLight" style:font-size-asian="14pt" style:font-size-complex="14pt"/>
    </style:style>
    <style:style style:name="P6" style:family="paragraph" style:parent-style-name="Standard">
      <style:text-properties style:font-name="Noto Sans CJK JP DemiLight" fo:font-size="14pt" style:text-underline-style="none" officeooo:rsid="000a0f92" officeooo:paragraph-rsid="000a0f92" style:font-name-asian="Noto Sans CJK JP DemiLight" style:font-size-asian="14pt" style:font-size-complex="14pt"/>
    </style:style>
    <style:style style:name="P7" style:family="paragraph" style:parent-style-name="Standard">
      <style:text-properties style:font-name="Noto Sans CJK JP DemiLight" fo:font-size="14pt" style:text-underline-style="none" officeooo:rsid="000a0f92" officeooo:paragraph-rsid="000d34a8" style:font-name-asian="Noto Sans CJK JP DemiLight" style:font-size-asian="14pt" style:font-size-complex="14pt"/>
    </style:style>
    <style:style style:name="P8" style:family="paragraph" style:parent-style-name="Table_20_Contents">
      <style:text-properties style:font-name="Noto Sans CJK JP DemiLight" fo:font-size="14pt" style:font-name-asian="Noto Sans CJK JP DemiLight" style:font-size-asian="14pt" style:font-size-complex="14pt"/>
    </style:style>
    <style:style style:name="P9" style:family="paragraph" style:parent-style-name="Table_20_Contents">
      <style:text-properties style:font-name="Noto Sans CJK JP DemiLight" fo:font-size="14pt" officeooo:rsid="00110d2a" officeooo:paragraph-rsid="00110d2a" style:font-name-asian="Noto Sans CJK JP DemiLight" style:font-size-asian="14pt" style:font-size-complex="14pt"/>
    </style:style>
    <style:style style:name="P10" style:family="paragraph" style:parent-style-name="Table_20_Contents">
      <style:text-properties style:font-name="Noto Sans CJK JP DemiLight" fo:font-size="14pt" officeooo:rsid="0011da5a" officeooo:paragraph-rsid="0011da5a" style:font-name-asian="Noto Sans CJK JP DemiLight" style:font-size-asian="14pt" style:font-size-complex="14pt"/>
    </style:style>
    <style:style style:name="P11" style:family="paragraph" style:parent-style-name="Table_20_Contents">
      <style:text-properties style:font-name="Noto Sans CJK JP DemiLight" fo:font-size="14pt" officeooo:paragraph-rsid="0013a0c5" style:font-name-asian="Noto Sans CJK JP DemiLight" style:font-size-asian="14pt" style:font-size-complex="14pt"/>
    </style:style>
    <style:style style:name="P12" style:family="paragraph" style:parent-style-name="Table_20_Contents">
      <style:text-properties style:font-name="Noto Sans CJK JP DemiLight" fo:font-size="14pt" officeooo:rsid="001a1cbb" officeooo:paragraph-rsid="001a1cbb" style:font-name-asian="Noto Sans CJK JP DemiLight" style:font-size-asian="14pt" style:font-size-complex="14pt"/>
    </style:style>
    <style:style style:name="P13" style:family="paragraph" style:parent-style-name="Table_20_Contents">
      <style:text-properties style:font-name="Noto Sans CJK JP DemiLight" fo:font-size="14pt" officeooo:rsid="001bc2e5" officeooo:paragraph-rsid="001bc2e5" style:font-name-asian="Noto Sans CJK JP DemiLight" style:font-size-asian="14pt" style:font-size-complex="14pt"/>
    </style:style>
    <style:style style:name="P14" style:family="paragraph" style:parent-style-name="Table_20_Contents">
      <style:text-properties style:font-name="Noto Sans CJK JP DemiLight" fo:font-size="14pt" officeooo:rsid="001bd8a0" officeooo:paragraph-rsid="001bd8a0" style:font-name-asian="Noto Sans CJK JP DemiLight" style:font-size-asian="14pt" style:font-size-complex="14pt"/>
    </style:style>
    <style:style style:name="P15" style:family="paragraph" style:parent-style-name="Table_20_Contents">
      <style:text-properties style:font-name="Noto Sans CJK JP DemiLight" fo:font-size="10pt" officeooo:rsid="002098d1" officeooo:paragraph-rsid="002098d1" style:font-name-asian="Noto Sans CJK JP DemiLight" style:font-size-asian="10pt" style:font-size-complex="10pt"/>
    </style:style>
    <style:style style:name="P16" style:family="paragraph" style:parent-style-name="Table_20_Contents">
      <style:text-properties style:font-name="Noto Sans CJK JP DemiLight" fo:font-size="10pt" officeooo:rsid="001bd8a0" officeooo:paragraph-rsid="001bd8a0" style:font-name-asian="Noto Sans CJK JP DemiLigh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Noto Sans CJK JP DemiLight" fo:font-size="18pt" officeooo:rsid="0013a0c5" officeooo:paragraph-rsid="0013a0c5" style:font-name-asian="Noto Sans CJK JP DemiLight" style:font-size-asian="18pt" style:font-size-complex="18pt"/>
    </style:style>
    <style:style style:name="P18" style:family="paragraph" style:parent-style-name="Standard" style:list-style-name="L1">
      <style:text-properties style:font-name="Noto Sans CJK JP DemiLight" fo:font-size="14pt" style:text-underline-style="none" officeooo:rsid="00077ebb" officeooo:paragraph-rsid="00077ebb" style:font-name-asian="Noto Sans CJK JP DemiLight" style:font-size-asian="14pt" style:font-size-complex="14pt"/>
    </style:style>
    <style:style style:name="P19" style:family="paragraph" style:parent-style-name="Standard" style:list-style-name="L1">
      <style:text-properties style:font-name="Noto Sans CJK JP DemiLight" fo:font-size="14pt" style:text-underline-style="none" officeooo:rsid="00087238" officeooo:paragraph-rsid="00087238" style:font-name-asian="Noto Sans CJK JP DemiLight" style:font-size-asian="14pt" style:font-size-complex="14pt"/>
    </style:style>
    <style:style style:name="P20" style:family="paragraph" style:parent-style-name="Standard" style:list-style-name="L1">
      <style:text-properties style:font-name="Noto Sans CJK JP DemiLight" fo:font-size="14pt" style:text-underline-style="none" officeooo:rsid="000a0f92" officeooo:paragraph-rsid="000a0f92" style:font-name-asian="Noto Sans CJK JP DemiLight" style:font-size-asian="14pt" style:font-size-complex="14pt"/>
    </style:style>
    <style:style style:name="P21" style:family="paragraph" style:parent-style-name="Standard">
      <style:text-properties style:font-name="Noto Sans CJK JP DemiLight" fo:font-size="14pt" style:text-underline-style="none" officeooo:rsid="000a0f92" officeooo:paragraph-rsid="000a0f92" style:font-name-asian="Noto Sans CJK JP DemiLight" style:font-size-asian="14pt" style:font-size-complex="14pt"/>
    </style:style>
    <style:style style:name="P22" style:family="paragraph" style:parent-style-name="Standard">
      <style:text-properties style:font-name="Noto Sans CJK JP DemiLight" fo:font-size="14pt" style:text-underline-style="none" officeooo:rsid="000d34a8" officeooo:paragraph-rsid="000d34a8" style:font-name-asian="Noto Sans CJK JP DemiLight" style:font-size-asian="14pt" style:font-size-complex="14pt"/>
    </style:style>
    <style:style style:name="P23" style:family="paragraph" style:parent-style-name="Standard">
      <style:text-properties style:font-name="Noto Sans CJK JP DemiLight" fo:font-size="14pt" style:text-underline-style="none" officeooo:rsid="0013a0c5" officeooo:paragraph-rsid="001835bf" style:font-name-asian="Noto Sans CJK JP DemiLight" style:font-size-asian="14pt" style:font-size-complex="14pt"/>
    </style:style>
    <style:style style:name="P24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77ebb" officeooo:paragraph-rsid="000a0f92" style:font-name-asian="Noto Sans CJK JP DemiLight" style:font-size-asian="14pt" style:font-size-complex="14pt"/>
    </style:style>
    <style:style style:name="P25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077ebb" officeooo:paragraph-rsid="00077ebb" style:font-name-asian="Noto Sans CJK JP DemiLight" style:font-size-asian="14pt" style:font-size-complex="14pt"/>
    </style:style>
    <style:style style:name="P26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2348db" officeooo:paragraph-rsid="002348db" style:font-name-asian="Noto Sans CJK JP DemiLight" style:font-size-asian="14pt" style:font-size-complex="14pt"/>
    </style:style>
    <style:style style:name="P27" style:family="paragraph" style:parent-style-name="Standard">
      <style:text-properties style:font-name="Noto Sans CJK JP DemiLight" fo:font-size="14pt" style:text-underline-style="solid" style:text-underline-width="auto" style:text-underline-color="font-color" officeooo:rsid="00261ebd" officeooo:paragraph-rsid="00261ebd" style:font-name-asian="Noto Sans CJK JP DemiLight" style:font-size-asian="14pt" style:font-size-complex="14pt"/>
    </style:style>
    <style:style style:name="P28" style:family="paragraph" style:parent-style-name="Standard">
      <style:text-properties style:font-name="Noto Sans CJK JP DemiLight" style:text-underline-style="solid" style:text-underline-width="auto" style:text-underline-color="font-color" officeooo:rsid="00077ebb" officeooo:paragraph-rsid="000a0f92" style:font-name-asian="Noto Sans CJK JP DemiLight"/>
    </style:style>
    <style:style style:name="P29" style:family="paragraph" style:parent-style-name="Standard">
      <style:text-properties style:font-name="Noto Sans CJK JP DemiLight" fo:font-size="12pt" style:text-underline-style="none" officeooo:rsid="002348db" officeooo:paragraph-rsid="002348db" style:font-name-asian="Noto Sans CJK JP DemiLight" style:font-size-asian="12pt" style:font-size-complex="12pt"/>
    </style:style>
    <style:style style:name="P30" style:family="paragraph" style:parent-style-name="Standard">
      <style:text-properties style:font-name="Noto Sans CJK JP DemiLight" fo:font-size="12pt" style:text-underline-style="none" officeooo:rsid="0024dad4" officeooo:paragraph-rsid="0024dad4" style:font-name-asian="Noto Sans CJK JP DemiLight" style:font-size-asian="12pt" style:font-size-complex="12pt"/>
    </style:style>
    <style:style style:name="P31" style:family="paragraph" style:parent-style-name="Standard">
      <style:text-properties style:font-name="Noto Sans CJK JP DemiLight" fo:font-size="12pt" style:text-underline-style="none" officeooo:rsid="0024dad4" officeooo:paragraph-rsid="00276168" style:font-name-asian="Noto Sans CJK JP DemiLight" style:font-size-asian="12pt" style:font-size-complex="12pt"/>
    </style:style>
    <style:style style:name="P32" style:family="paragraph" style:parent-style-name="Standard">
      <style:text-properties style:font-name="Noto Sans CJK JP DemiLight" fo:font-size="12pt" style:text-underline-style="none" officeooo:rsid="00261ebd" officeooo:paragraph-rsid="00261ebd" style:font-name-asian="Noto Sans CJK JP DemiLight" style:font-size-asian="12pt" style:font-size-complex="12pt"/>
    </style:style>
    <style:style style:name="P33" style:family="paragraph" style:parent-style-name="Standard">
      <style:text-properties style:font-name="Noto Sans CJK JP DemiLight" fo:font-size="12pt" style:text-underline-style="none" officeooo:rsid="00261ebd" officeooo:paragraph-rsid="00279f3e" style:font-name-asian="Noto Sans CJK JP DemiLight" style:font-size-asian="12pt" style:font-size-complex="12pt"/>
    </style:style>
    <style:style style:name="P34" style:family="paragraph" style:parent-style-name="Standard">
      <style:text-properties style:font-name="Noto Sans CJK JP DemiLight" fo:font-size="12pt" style:text-underline-style="none" officeooo:rsid="00279f3e" officeooo:paragraph-rsid="00279f3e" style:font-name-asian="Noto Sans CJK JP DemiLight" style:font-size-asian="12pt" style:font-size-complex="12pt"/>
    </style:style>
    <style:style style:name="P35" style:family="paragraph" style:parent-style-name="Table_20_Contents">
      <style:text-properties style:font-name="Noto Sans CJK JP DemiLight" fo:font-size="12pt" style:font-name-asian="Noto Sans CJK JP DemiLight" style:font-size-asian="12pt" style:font-size-complex="12pt"/>
    </style:style>
    <style:style style:name="P36" style:family="paragraph" style:parent-style-name="Table_20_Contents">
      <style:text-properties style:font-name="Noto Sans CJK JP DemiLight" fo:font-size="12pt" officeooo:rsid="00279f3e" officeooo:paragraph-rsid="00279f3e" style:font-name-asian="Noto Sans CJK JP DemiLight" style:font-size-asian="12pt" style:font-size-complex="12pt"/>
    </style:style>
    <style:style style:name="P37" style:family="paragraph" style:parent-style-name="Table_20_Contents">
      <style:text-properties style:font-name="Noto Sans CJK JP DemiLight" fo:font-size="12pt" officeooo:paragraph-rsid="00279f3e" style:font-name-asian="Noto Sans CJK JP DemiLight" style:font-size-asian="12pt" style:font-size-complex="12pt"/>
    </style:style>
    <style:style style:name="P38" style:family="paragraph">
      <style:paragraph-properties fo:text-align="center"/>
    </style:style>
    <style:style style:name="P39" style:family="paragraph">
      <style:paragraph-properties fo:text-align="start"/>
    </style:style>
    <style:style style:name="P40" style:family="paragraph">
      <style:paragraph-properties fo:text-align="center"/>
      <style:text-properties fo:font-size="12pt"/>
    </style:style>
    <style:style style:name="T1" style:family="text">
      <style:text-properties officeooo:rsid="000a3a37"/>
    </style:style>
    <style:style style:name="T2" style:family="text">
      <style:text-properties officeooo:rsid="000d34a8"/>
    </style:style>
    <style:style style:name="T3" style:family="text">
      <style:text-properties officeooo:rsid="0013a0c5"/>
    </style:style>
    <style:style style:name="T4" style:family="text">
      <style:text-properties style:font-name="Noto Sans CJK JP DemiLight" fo:font-size="14pt" officeooo:rsid="0013a0c5" style:font-name-asian="Noto Sans CJK JP DemiLight" style:font-size-asian="14pt" style:font-size-complex="14pt"/>
    </style:style>
    <style:style style:name="T5" style:family="text">
      <style:text-properties officeooo:rsid="001835bf"/>
    </style:style>
    <style:style style:name="T6" style:family="text">
      <style:text-properties officeooo:rsid="001bc2e5"/>
    </style:style>
    <style:style style:name="T7" style:family="text">
      <style:text-properties officeooo:rsid="001bd8a0"/>
    </style:style>
    <style:style style:name="T8" style:family="text">
      <style:text-properties officeooo:rsid="002098d1"/>
    </style:style>
    <style:style style:name="T9" style:family="text">
      <style:text-properties officeooo:rsid="00231354"/>
    </style:style>
    <style:style style:name="T10" style:family="text">
      <style:text-properties officeooo:rsid="0024dad4"/>
    </style:style>
    <style:style style:name="T11" style:family="text">
      <style:text-properties officeooo:rsid="00276168"/>
    </style:style>
    <style:style style:name="T12" style:family="text">
      <style:text-properties officeooo:rsid="00279f3e"/>
    </style:style>
    <style:style style:name="T13" style:family="text">
      <style:text-properties officeooo:rsid="00297323"/>
    </style:style>
    <style:style style:name="T14" style:family="text">
      <style:text-properties fo:font-size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2.572cm" fo:min-width="4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="線條箭頭_20_1" draw:marker-start-width="0.649cm" draw:marker-end="Symmetric_20_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6.578cm" fo:min-width="5.318cm" style:run-through="foreground"/>
    </style:style>
    <style:style style:name="gr5" style:family="graphic">
      <style:graphic-properties draw:textarea-horizontal-align="justify" draw:textarea-vertical-align="middle" draw:auto-grow-height="false" fo:min-height="1.628cm" fo:min-width="3.007cm" style:run-through="foreground"/>
    </style:style>
    <style:style style:name="gr6" style:family="graphic">
      <style:graphic-properties draw:marker-end="線條箭頭_20_2" draw:textarea-horizontal-align="justify" draw:textarea-vertical-align="middle" draw:auto-grow-height="false" fo:min-height="1.628cm" fo:min-width="3.007cm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marker-end="線條箭頭_20_2" draw:textarea-horizontal-align="center" draw:textarea-vertical-align="middle" style:run-through="foreground"/>
    </style:style>
    <style:style style:name="gr9" style:family="graphic">
      <style:graphic-properties draw:textarea-horizontal-align="justify" draw:textarea-vertical-align="middle" draw:auto-grow-height="false" fo:min-height="1.365cm" fo:min-width="2.519cm" style:run-through="foreground"/>
    </style:style>
    <style:style style:name="gr10" style:family="graphic">
      <style:graphic-properties draw:marker-start="Arrow" draw:marker-end="" draw:textarea-horizontal-align="center" draw:textarea-vertical-align="middle" style:run-through="foreground"/>
    </style:style>
    <style:style style:name="gr11" style:family="graphic">
      <style:graphic-properties svg:stroke-width="0.101cm" draw:marker-start="" draw:marker-start-width="0.653cm" draw:marker-end="線條箭頭_20_2" draw:marker-end-width="0.653cm" draw:textarea-horizontal-align="center" draw:textarea-vertical-align="middle" fo:padding-top="0.049cm" fo:padding-bottom="0.049cm" fo:padding-left="0.049cm" fo:padding-right="0.049cm" style:run-through="foreground"/>
    </style:style>
    <style:style style:name="gr12" style:family="graphic">
      <style:graphic-properties svg:stroke-width="0.101cm" draw:marker-start="" draw:marker-start-width="0.649cm" draw:marker-end="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13" style:family="graphic">
      <style:graphic-properties draw:marker-start="線條箭頭_20_1" draw:marker-end="線條箭頭_20_2" draw:textarea-horizontal-align="justify" draw:textarea-vertical-align="middle" draw:auto-grow-height="false" fo:min-height="1.558cm" fo:min-width="2.607cm" style:run-through="foreground"/>
    </style:style>
    <style:style style:name="gr14" style:family="graphic">
      <style:graphic-properties draw:marker-start="" draw:marker-end="Symmetric_20_Arrow" draw:textarea-horizontal-align="center" draw:textarea-vertical-align="middle" style:run-through="foreground"/>
    </style:style>
    <style:style style:name="gr15" style:family="graphic">
      <style:graphic-properties draw:marker-start="" draw:marker-end="Symmetric_20_Arrow" draw:textarea-horizontal-align="center" draw:textarea-vertical-align="middle" style:run-through="foreground"/>
    </style:style>
    <style:style style:name="gr16" style:family="graphic">
      <style:graphic-properties draw:marker-start="線條箭頭_20_1" draw:marker-end="線條箭頭_20_2" draw:textarea-horizontal-align="justify" draw:textarea-vertical-align="middle" draw:auto-grow-height="false" fo:min-height="3.044cm" fo:min-width="4.496cm" style:run-through="foreground"/>
    </style:style>
    <style:style style:name="gr17" style:family="graphic">
      <style:graphic-properties draw:marker-start="線條箭頭_20_1" draw:marker-end="線條箭頭_20_2" draw:textarea-horizontal-align="center" draw:textarea-vertical-align="middle" style:run-through="foreground"/>
    </style:style>
    <style:style style:name="gr18" style:family="graphic">
      <style:graphic-properties draw:marker-start="線條箭頭_20_1" draw:marker-end="線條箭頭_20_2" draw:textarea-horizontal-align="justify" draw:textarea-vertical-align="middle" draw:auto-grow-height="false" fo:min-height="1.558cm" fo:min-width="2.798cm" style:run-through="foreground"/>
    </style:style>
    <style:style style:name="gr19" style:family="graphic">
      <style:graphic-properties draw:marker-start="線條箭頭_20_1" draw:marker-end="線條箭頭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rino 系統規格書</text:p>
      <text:p text:style-name="P17">V1.1-<text:span text:style-name="T12">Draft</text:span></text:p>
      <text:p text:style-name="P17"/>
      <text:p text:style-name="P17"/>
      <text:p text:style-name="P17"/>
      <text:p text:style-name="P17"/>
      <text:p text:style-name="P2"/>
      <text:p text:style-name="P2"><draw:custom-shape text:anchor-type="paragraph" draw:z-index="0" draw:name="形狀1" draw:style-name="gr1" svg:width="4.373cm" svg:height="2.573cm" svg:x="3.043cm" svg:y="0.014cm"><text:p text:style-name="P38">Weather Board</text:p><draw:enhanced-geometry svg:viewBox="0 0 21600 21600" draw:type="rectangle" draw:enhanced-path="M 0 0 L 21600 0 21600 21600 0 21600 0 0 Z N"/></draw:custom-shape><draw:custom-shape text:anchor-type="paragraph" draw:z-index="1" draw:name="形狀1" draw:style-name="gr1" svg:width="4.373cm" svg:height="2.573cm" svg:x="3.023cm" svg:y="5.669cm"><text:p text:style-name="P38">Main Board</text:p><draw:enhanced-geometry svg:viewBox="0 0 21600 21600" draw:type="rectangle" draw:enhanced-path="M 0 0 L 21600 0 21600 21600 0 21600 0 0 Z N"/></draw:custom-shape><draw:custom-shape text:anchor-type="paragraph" draw:z-index="2" draw:name="形狀1" draw:style-name="gr1" svg:width="4.373cm" svg:height="2.573cm" svg:x="10.058cm" svg:y="5.722cm"><text:p text:style-name="P38">LPWAN Board</text:p><draw:enhanced-geometry svg:viewBox="0 0 21600 21600" draw:type="rectangle" draw:enhanced-path="M 0 0 L 21600 0 21600 21600 0 21600 0 0 Z N"/></draw:custom-shape><draw:line text:anchor-type="paragraph" draw:z-index="3" draw:name="形狀2" draw:style-name="gr2" draw:text-style-name="P38" svg:x1="5.193cm" svg:y1="2.586cm" svg:x2="5.177cm" svg:y2="5.669cm"><text:p text:style-name="P38">UART <text:s text:c="4"/></text:p><text:p text:style-name="P38"/></draw:line><draw:line text:anchor-type="paragraph" draw:z-index="4" draw:name="形狀3" draw:style-name="gr2" draw:text-style-name="P38" svg:x1="7.396cm" svg:y1="6.946cm" svg:x2="10.058cm" svg:y2="6.946cm"><text:p text:style-name="P38">UART</text:p><text:p text:style-name="P38"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soft-page-break/>致謝 <text:s text:c="144"/></text:p>
      <text:p text:style-name="P29">感謝下列的伙伴讓這個開源專案得以進展到現在.</text:p>
      <text:p text:style-name="P29"/>
      <text:p text:style-name="P29">Kobe Yu – Open Hack Farm</text:p>
      <text:p text:style-name="P29">陳幸延 - Open Hack Farm</text:p>
      <text:p text:style-name="P29">Shaw Wu - AgriWeather</text:p>
      <text:p text:style-name="P29">Victor Sue - <text:span text:style-name="T10">Pegatron</text:span></text:p>
      <text:p text:style-name="P31"><text:span text:style-name="T13">YK </text:span>- NTHU</text:p>
      <text:p text:style-name="P29">王祥恒 – <text:span text:style-name="T10">NTU</text:span></text:p>
      <text:p text:style-name="P29">哈爸 - <text:span text:style-name="T11">LASS</text:span></text:p>
      <text:p text:style-name="P29">Ray <text:span text:style-name="T10">Tai</text:span>– <text:span text:style-name="T10">Might</text:span></text:p>
      <text:p text:style-name="P30">Antony – LaBest</text:p>
      <text:p text:style-name="P30">Owen – LaBest</text:p>
      <text:p text:style-name="P34">Jimmy - LaBest</text:p>
      <text:p text:style-name="P30">歐敏銓 - <text:span text:style-name="T11">MAKERPRO</text:span></text:p>
      <text:p text:style-name="P29">黃文辭 – ICShop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<text:soft-page-break/>修訂歷史 <text:s text:c="138"/></text:p>
      <text:p text:style-name="P32"/>
      <table:table table:name="表格3" table:style-name="表格3">
        <table:table-column table:style-name="表格3.A" table:number-columns-repeated="4"/>
        <table:table-row>
          <table:table-cell table:style-name="表格3.A1" office:value-type="string">
            <text:p text:style-name="P36">日期</text:p>
          </table:table-cell>
          <table:table-cell table:style-name="表格3.A1" office:value-type="string">
            <text:p text:style-name="P35">修訂內容</text:p>
          </table:table-cell>
          <table:table-cell table:style-name="表格3.A1" office:value-type="string">
            <text:p text:style-name="P35">作者</text:p>
          </table:table-cell>
          <table:table-cell table:style-name="表格3.D1" office:value-type="string">
            <text:p text:style-name="P35">備註</text:p>
          </table:table-cell>
        </table:table-row>
        <table:table-row>
          <table:table-cell table:style-name="表格3.A2" office:value-type="string">
            <text:p text:style-name="P33">20171<text:span text:style-name="T12">001</text:span></text:p>
          </table:table-cell>
          <table:table-cell table:style-name="表格3.A2" office:value-type="string">
            <text:p text:style-name="P35">初版</text:p>
          </table:table-cell>
          <table:table-cell table:style-name="表格3.A2" office:value-type="string">
            <text:p text:style-name="P36">Kobe Yu</text:p>
          </table:table-cell>
          <table:table-cell table:style-name="表格3.D2" office:value-type="string">
            <text:p text:style-name="P35"/>
          </table:table-cell>
        </table:table-row>
        <table:table-row>
          <table:table-cell table:style-name="表格3.A2" office:value-type="string">
            <text:p text:style-name="P34">20171129</text:p>
          </table:table-cell>
          <table:table-cell table:style-name="表格3.A2" office:value-type="string">
            <text:p text:style-name="P35">新增:</text:p>
            <text:p text:style-name="P37"><text:s text:c="4"/>- 致謝/系統總覽</text:p>
            <text:p text:style-name="P35">異動:</text:p>
            <text:p text:style-name="P35"><text:s text:c="4"/>- 系統方塊圖</text:p>
            <text:p text:style-name="P35">刪除:</text:p>
            <text:p text:style-name="P35"><text:s text:c="3"/>- <text:span text:style-name="T12">V1.0</text:span></text:p>
          </table:table-cell>
          <table:table-cell table:style-name="表格3.A2" office:value-type="string">
            <text:p text:style-name="P36">Kobe Yu</text:p>
          </table:table-cell>
          <table:table-cell table:style-name="表格3.D2" office:value-type="string">
            <text:p text:style-name="P35"/>
          </table:table-cell>
        </table:table-row>
        <table:table-row>
          <table:table-cell table:style-name="表格3.A2" office:value-type="string">
            <text:p text:style-name="P35"/>
          </table:table-cell>
          <table:table-cell table:style-name="表格3.A2" office:value-type="string">
            <text:p text:style-name="P35"/>
          </table:table-cell>
          <table:table-cell table:style-name="表格3.A2" office:value-type="string">
            <text:p text:style-name="P35"/>
          </table:table-cell>
          <table:table-cell table:style-name="表格3.D2" office:value-type="string">
            <text:p text:style-name="P35"/>
          </table:table-cell>
        </table:table-row>
        <table:table-row>
          <table:table-cell table:style-name="表格3.A2" office:value-type="string">
            <text:p text:style-name="P35"/>
          </table:table-cell>
          <table:table-cell table:style-name="表格3.A2" office:value-type="string">
            <text:p text:style-name="P35"/>
          </table:table-cell>
          <table:table-cell table:style-name="表格3.A2" office:value-type="string">
            <text:p text:style-name="P35"/>
          </table:table-cell>
          <table:table-cell table:style-name="表格3.D2" office:value-type="string">
            <text:p text:style-name="P35"/>
          </table:table-cell>
        </table:table-row>
      </table:table>
      <text:p text:style-name="P3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"><text:soft-page-break/>一.系統總覽 <text:s text:c="129"/></text:p>
      <text:p text:style-name="P5"><text:s text:c="4"/>此系統總共包含3個模組分別是:</text:p>
      <text:list xml:id="list4428029956040410800" text:style-name="L1">
        <text:list-item>
          <text:p text:style-name="P18">Weather Board</text:p>
          <text:p text:style-name="P18">主要功能透過版子上的MCU透過I2C/HW INT/Analog pin擷取大氣環境感測資料,包含了空氣溫溼度,氣壓,光強度,光輻射,風速風向跟雨量.</text:p>
        </text:list-item>
        <text:list-item>
          <text:p text:style-name="P18">Main Board</text:p>
          <text:p text:style-name="P18">有3個主要功能:</text:p>
          <text:list>
            <text:list-item>
              <text:p text:style-name="P19">擷取感測器資料,土壤感測器(RS485),Weather Baord(tx/rx)...etc</text:p>
            </text:list-item>
            <text:list-item>
              <text:p text:style-name="P19">電源管理,偵測目前電池電量,</text:p>
            </text:list-item>
            <text:list-item>
              <text:p text:style-name="P19">資料傳輸(實現通訊協定)</text:p>
            </text:list-item>
          </text:list>
        </text:list-item>
        <text:list-item>
          <text:p text:style-name="P18">LPWAN Board</text:p>
          <text:p text:style-name="P18">此為外接模組,主要提供無線通訊功能,可能的模組與無線網路為:</text:p>
          <text:list>
            <text:list-item>
              <text:p text:style-name="P20"><text:span text:style-name="T5">Long Distance(&gt;1Km): </text:span>LoRa/Sigfox/<text:span text:style-name="T5">NB-IOT</text:span></text:p>
            </text:list-item>
            <text:list-item>
              <text:p text:style-name="P20"><text:span text:style-name="T5">Short Distance (&gt;100m):Wifi/Zigbee/</text:span>BL<text:span text:style-name="T5">E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二.Weather Board <text:s text:c="99"/></text:p>
      <text:p text:style-name="P6"><text:tab/><text:span text:style-name="T9">Description...</text:span></text:p>
      <text:p text:style-name="P6"><text:tab/><text:span text:style-name="T2">1.系統方塊圖</text:span></text:p>
      <text:p text:style-name="P6"/>
      <text:p text:style-name="P6"><draw:g text:anchor-type="paragraph" draw:z-index="5" draw:style-name="gr3"><draw:custom-shape draw:name="形狀4" draw:style-name="gr4" draw:text-style-name="P38" svg:width="5.319cm" svg:height="6.578cm" svg:x="5.929cm" svg:y="0.716cm"><text:p text:style-name="P38">​​ATSAMD21G18A-AU</text:p><text:p text:style-name="P38">(Arduino M0)</text:p><draw:enhanced-geometry svg:viewBox="0 0 21600 21600" draw:type="rectangle" draw:enhanced-path="M 0 0 L 21600 0 21600 21600 0 21600 0 0 Z N"/></draw:custom-shape><draw:custom-shape draw:name="形狀5" draw:style-name="gr5" draw:text-style-name="P38" svg:width="3.008cm" svg:height="1.629cm" svg:x="0.609cm" svg:y="3.15cm"><text:p text:style-name="P38">太陽輻射</text:p><text:p text:style-name="P38">BPW21</text:p><draw:enhanced-geometry svg:viewBox="0 0 21600 21600" draw:type="rectangle" draw:enhanced-path="M 0 0 L 21600 0 21600 21600 0 21600 0 0 Z N"/></draw:custom-shape><draw:custom-shape draw:name="形狀5" draw:style-name="gr5" draw:text-style-name="P38" svg:width="3.008cm" svg:height="1.629cm" svg:x="0.609cm" svg:y="5.674cm"><text:p text:style-name="P38">SHT31</text:p><text:p text:style-name="P38">大氣溫溼度</text:p><draw:enhanced-geometry svg:viewBox="0 0 21600 21600" draw:type="rectangle" draw:enhanced-path="M 0 0 L 21600 0 21600 21600 0 21600 0 0 Z N"/></draw:custom-shape><draw:custom-shape draw:name="形狀5" draw:style-name="gr6" draw:text-style-name="P38" svg:width="3.008cm" svg:height="1.629cm" svg:x="0.609cm" svg:y="0.771cm"><text:p text:style-name="P38">日照量</text:p><text:p text:style-name="P38">BH1603</text:p><draw:enhanced-geometry svg:viewBox="0 0 21600 21600" draw:mirror-horizontal="false" draw:mirror-vertical="false" draw:type="rectangle" draw:enhanced-path="M 0 0 L 21600 0 21600 21600 0 21600 0 0 Z N"/></draw:custom-shape><draw:custom-shape draw:name="形狀5" draw:style-name="gr5" draw:text-style-name="P38" svg:width="3.008cm" svg:height="1.629cm" svg:x="13.611cm" svg:y="0.771cm"><text:p text:style-name="P38">風速</text:p><draw:enhanced-geometry svg:viewBox="0 0 21600 21600" draw:type="rectangle" draw:enhanced-path="M 0 0 L 21600 0 21600 21600 0 21600 0 0 Z N"/></draw:custom-shape><draw:custom-shape draw:name="形狀5" draw:style-name="gr5" draw:text-style-name="P38" svg:width="3.008cm" svg:height="1.629cm" svg:x="13.611cm" svg:y="3.15cm"><text:p text:style-name="P38">風向</text:p><draw:enhanced-geometry svg:viewBox="0 0 21600 21600" draw:type="rectangle" draw:enhanced-path="M 0 0 L 21600 0 21600 21600 0 21600 0 0 Z N"/></draw:custom-shape><draw:custom-shape draw:name="形狀5" draw:style-name="gr5" draw:text-style-name="P38" svg:width="3.008cm" svg:height="1.629cm" svg:x="13.611cm" svg:y="5.674cm"><text:p text:style-name="P38">雨量</text:p><draw:enhanced-geometry svg:viewBox="0 0 21600 21600" draw:type="rectangle" draw:enhanced-path="M 0 0 L 21600 0 21600 21600 0 21600 0 0 Z N"/></draw:custom-shape><draw:g draw:style-name="gr7"><draw:line draw:name="形狀7" draw:style-name="gr8" draw:text-style-name="P38" svg:x1="-0.201cm" svg:y1="8.816cm" svg:x2="4.801cm" svg:y2="8.816cm"><text:p text:style-name="P38">Power From MainBoard <text:s text:c="6"/></text:p><text:p text:style-name="P38"/></draw:line><draw:custom-shape draw:name="形狀6" draw:style-name="gr9" draw:text-style-name="P38" svg:width="2.52cm" svg:height="1.366cm" svg:x="4.8cm" svg:y="8.518cm"><text:p text:style-name="P38">LDO</text:p><draw:enhanced-geometry svg:viewBox="0 0 21600 21600" draw:type="rectangle" draw:enhanced-path="M 0 0 L 21600 0 21600 21600 0 21600 0 0 Z N"/></draw:custom-shape><draw:line draw:name="形狀7" draw:style-name="gr8" draw:text-style-name="P38" svg:x1="-0.22cm" svg:y1="9.691cm" svg:x2="4.8cm" svg:y2="9.689cm"><text:p text:style-name="P39">Power From USB</text:p><text:p text:style-name="P38"/></draw:line><draw:line draw:name="形狀9" draw:style-name="gr8" draw:text-style-name="P38" svg:x1="7.32cm" svg:y1="9.183cm" svg:x2="9.788cm" svg:y2="9.201cm"><text:p text:style-name="P38">3v3</text:p><text:p text:style-name="P38"/></draw:line></draw:g><draw:line draw:name="形狀8" draw:style-name="gr8" draw:text-style-name="P38" svg:x1="3.616cm" svg:y1="1.609cm" svg:x2="5.928cm" svg:y2="1.591cm"><text:p text:style-name="P38">Analog</text:p><text:p text:style-name="P38"/></draw:line><draw:line draw:name="形狀10" draw:style-name="gr8" draw:text-style-name="P38" svg:x1="3.616cm" svg:y1="3.969cm" svg:x2="5.928cm" svg:y2="3.969cm"><text:p text:style-name="P38">Analog</text:p><text:p text:style-name="P38"/></draw:line><draw:line draw:name="形狀11" draw:style-name="gr8" draw:text-style-name="P38" svg:x1="3.616cm" svg:y1="6.539cm" svg:x2="5.928cm" svg:y2="6.539cm"><text:p text:style-name="P38">I2C</text:p><text:p text:style-name="P38"/></draw:line><draw:line draw:name="形狀8" draw:style-name="gr10" draw:text-style-name="P40" svg:x1="11.246cm" svg:y1="1.612cm" svg:x2="13.56cm" svg:y2="1.591cm"><text:p text:style-name="P38"><text:span text:style-name="T14"><text:s text:c="4"/></text:span><text:span text:style-name="T14">HW INT</text:span></text:p><text:p text:style-name="P38"><text:span text:style-name="T14"/></text:p></draw:line><draw:line draw:name="形狀10" draw:style-name="gr10" draw:text-style-name="P38" svg:x1="11.247cm" svg:y1="3.969cm" svg:x2="13.559cm" svg:y2="3.969cm"><text:p text:style-name="P38"><text:s text:c="4"/>Analog</text:p><text:p text:style-name="P38"/></draw:line><draw:line draw:name="形狀11" draw:style-name="gr10" draw:text-style-name="P38" svg:x1="11.298cm" svg:y1="6.539cm" svg:x2="13.61cm" svg:y2="6.539cm"><text:p text:style-name="P38"><text:s text:c="4"/>HW INT</text:p><text:p text:style-name="P38"/></draw:line><draw:line draw:name="形狀6" draw:style-name="gr11" draw:text-style-name="P38" svg:x1="10.391cm" svg:y1="8.238cm" svg:x2="16.321cm" svg:y2="8.204cm"><text:p text:style-name="P38">TxRx to Main Board</text:p><text:p text:style-name="P38"/></draw:line><draw:line draw:name="形狀7" draw:style-name="gr12" draw:text-style-name="P38" svg:x1="10.391cm" svg:y1="7.294cm" svg:x2="10.391cm" svg:y2="8.238cm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</text:p>
      <text:p text:style-name="P7"/>
      <text:p text:style-name="P7"/>
      <text:p text:style-name="P7"/>
      <text:p text:style-name="P7"/>
      <text:p text:style-name="P7"/>
      <text:p text:style-name="P22">2.Pin Define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9">Component</text:p>
          </table:table-cell>
          <table:table-cell table:style-name="表格1.A1" office:value-type="string">
            <text:p text:style-name="P9">Item No</text:p>
          </table:table-cell>
          <table:table-cell table:style-name="表格1.A1" office:value-type="string">
            <text:p text:style-name="P9">Type</text:p>
          </table:table-cell>
          <table:table-cell table:style-name="表格1.A1" office:value-type="string">
            <text:p text:style-name="P9">M0 Pin</text:p>
          </table:table-cell>
          <table:table-cell table:style-name="表格1.E1" office:value-type="string">
            <text:p text:style-name="P9">D21 Pin</text:p>
          </table:table-cell>
        </table:table-row>
        <table:table-row>
          <table:table-cell table:style-name="表格1.A2" office:value-type="string">
            <text:p text:style-name="P8">日照量</text:p>
          </table:table-cell>
          <table:table-cell table:style-name="表格1.A2" office:value-type="string">
            <text:p text:style-name="P9">BH1603</text:p>
          </table:table-cell>
          <table:table-cell table:style-name="表格1.A2" office:value-type="string">
            <text:p text:style-name="P9">Analog</text:p>
          </table:table-cell>
          <table:table-cell table:style-name="表格1.A2" office:value-type="string">
            <text:p text:style-name="P10">A4</text:p>
          </table:table-cell>
          <table:table-cell table:style-name="表格1.E2" office:value-type="string">
            <text:p text:style-name="P10">PA05</text:p>
          </table:table-cell>
        </table:table-row>
        <table:table-row>
          <table:table-cell table:style-name="表格1.A2" office:value-type="string">
            <text:p text:style-name="P8">太陽輻射</text:p>
          </table:table-cell>
          <table:table-cell table:style-name="表格1.A2" office:value-type="string">
            <text:p text:style-name="P9">BPW21</text:p>
          </table:table-cell>
          <table:table-cell table:style-name="表格1.A2" office:value-type="string">
            <text:p text:style-name="P9">Analog</text:p>
          </table:table-cell>
          <table:table-cell table:style-name="表格1.A2" office:value-type="string">
            <text:p text:style-name="P10">A5</text:p>
          </table:table-cell>
          <table:table-cell table:style-name="表格1.E2" office:value-type="string">
            <text:p text:style-name="P10">PB02</text:p>
          </table:table-cell>
        </table:table-row>
        <table:table-row>
          <table:table-cell table:style-name="表格1.A2" office:value-type="string">
            <text:p text:style-name="P8">大氣溫溼度</text:p>
          </table:table-cell>
          <table:table-cell table:style-name="表格1.A2" office:value-type="string">
            <text:p text:style-name="P9">SHT31</text:p>
          </table:table-cell>
          <table:table-cell table:style-name="表格1.A2" office:value-type="string">
            <text:p text:style-name="P9">I2C</text:p>
          </table:table-cell>
          <table:table-cell table:style-name="表格1.A2" office:value-type="string">
            <text:p text:style-name="P10">D20/D21</text:p>
          </table:table-cell>
          <table:table-cell table:style-name="表格1.E2" office:value-type="string">
            <text:p text:style-name="P10">PA22/PA23</text:p>
          </table:table-cell>
        </table:table-row>
        <table:table-row>
          <table:table-cell table:style-name="表格1.A2" office:value-type="string">
            <text:p text:style-name="P8">風速</text:p>
          </table:table-cell>
          <table:table-cell table:style-name="表格1.A2" office:value-type="string">
            <text:p text:style-name="P11"><text:bookmark text:name="firstHeading"/><text:span text:style-name="T3">APRS(</text:span><text:bookmark text:name="firstHeading11"/><text:span text:style-name="T4">SEN0186</text:span><text:span text:style-name="T3">)</text:span></text:p>
          </table:table-cell>
          <table:table-cell table:style-name="表格1.A2" office:value-type="string">
            <text:p text:style-name="P9">HW INT</text:p>
          </table:table-cell>
          <table:table-cell table:style-name="表格1.A2" office:value-type="string">
            <text:p text:style-name="P9">D9</text:p>
          </table:table-cell>
          <table:table-cell table:style-name="表格1.E2" office:value-type="string">
            <text:p text:style-name="P10">PA07</text:p>
          </table:table-cell>
        </table:table-row>
        <table:table-row>
          <table:table-cell table:style-name="表格1.A2" office:value-type="string">
            <text:p text:style-name="P8">風向</text:p>
          </table:table-cell>
          <table:table-cell table:style-name="表格1.A2" office:value-type="string">
            <text:p text:style-name="P11"><text:span text:style-name="T3">APRS(</text:span><text:bookmark text:name="firstHeading1"/>SEN0186<text:span text:style-name="T3">)</text:span></text:p>
          </table:table-cell>
          <table:table-cell table:style-name="表格1.A2" office:value-type="string">
            <text:p text:style-name="P9">Analog</text:p>
          </table:table-cell>
          <table:table-cell table:style-name="表格1.A2" office:value-type="string">
            <text:p text:style-name="P9">D8</text:p>
          </table:table-cell>
          <table:table-cell table:style-name="表格1.E2" office:value-type="string">
            <text:p text:style-name="P10">PA06</text:p>
          </table:table-cell>
        </table:table-row>
        <table:table-row>
          <table:table-cell table:style-name="表格1.A2" office:value-type="string">
            <text:p text:style-name="P8">雨量</text:p>
          </table:table-cell>
          <table:table-cell table:style-name="表格1.A2" office:value-type="string">
            <text:p text:style-name="P11"><text:span text:style-name="T3">APRS(</text:span><text:bookmark text:name="firstHeading2"/>SEN0186<text:span text:style-name="T3">)</text:span></text:p>
          </table:table-cell>
          <table:table-cell table:style-name="表格1.A2" office:value-type="string">
            <text:p text:style-name="P9">HW INT</text:p>
          </table:table-cell>
          <table:table-cell table:style-name="表格1.A2" office:value-type="string">
            <text:p text:style-name="P9">D7</text:p>
          </table:table-cell>
          <table:table-cell table:style-name="表格1.E2" office:value-type="string">
            <text:p text:style-name="P10">PA21</text:p>
          </table:table-cell>
        </table:table-row>
      </table:table>
      <text:p text:style-name="P7"/>
      <text:p text:style-name="P6"/>
      <text:p text:style-name="P6"/>
      <text:p text:style-name="P6"/>
      <text:p text:style-name="P6"/>
      <text:p text:style-name="P6"/>
      <text:p text:style-name="P4"><text:soft-page-break/>三.<text:span text:style-name="T1">Main Board <text:s text:c="106"/></text:span></text:p>
      <text:p text:style-name="P6"><text:tab/><text:span text:style-name="T9">Description...</text:span></text:p>
      <text:p text:style-name="P6"><text:tab/><text:span text:style-name="T3">1.系統方塊圖</text:span></text:p>
      <text:p text:style-name="P6"/>
      <text:p text:style-name="P6"><draw:g text:anchor-type="paragraph" draw:z-index="6" draw:style-name="gr3"><draw:custom-shape draw:name="形狀5" draw:style-name="gr13" draw:text-style-name="P38" svg:width="2.608cm" svg:height="1.558cm" svg:x="2.324cm" svg:y="5.043cm"><text:p text:style-name="P38">LDO</text:p><draw:enhanced-geometry svg:viewBox="0 0 21600 21600" draw:type="rectangle" draw:enhanced-path="M 0 0 L 21600 0 21600 21600 0 21600 0 0 Z N"/></draw:custom-shape><draw:line draw:name="形狀6" draw:style-name="gr14" draw:text-style-name="P38" svg:x1="-0.512cm" svg:y1="5.329cm" svg:x2="2.324cm" svg:y2="5.329cm"><text:p text:style-name="P38"/><text:p text:style-name="P38">Power from Battery <text:s text:c="12"/></text:p><text:p text:style-name="P38"/><text:p text:style-name="P38">Power from USB <text:s text:c="8"/></text:p></draw:line><draw:line draw:name="形狀6" draw:style-name="gr15" draw:text-style-name="P38" svg:x1="-0.494cm" svg:y1="6.325cm" svg:x2="2.325cm" svg:y2="6.329cm"><text:p/></draw:line><draw:line draw:name="形狀7" draw:style-name="gr14" draw:text-style-name="P38" svg:x1="4.93cm" svg:y1="5.801cm" svg:x2="6.466cm" svg:y2="5.801cm"><text:p text:style-name="P38">3v3</text:p><text:p text:style-name="P38">(system)</text:p><text:p text:style-name="P38"/><text:p text:style-name="P38"/></draw:line></draw:g><draw:g text:anchor-type="paragraph" draw:z-index="7" draw:style-name="gr3"><draw:custom-shape draw:name="形狀5" draw:style-name="gr13" draw:text-style-name="P38" svg:width="2.608cm" svg:height="1.558cm" svg:x="2.325cm" svg:y="0.042cm"><text:p text:style-name="P38">Li-Polymer</text:p><text:p text:style-name="P38">Charger</text:p><draw:enhanced-geometry svg:viewBox="0 0 21600 21600" draw:type="rectangle" draw:enhanced-path="M 0 0 L 21600 0 21600 21600 0 21600 0 0 Z N"/></draw:custom-shape><draw:line draw:name="形狀9" draw:style-name="gr14" draw:text-style-name="P38" svg:x1="-0.09cm" svg:y1="0.707cm" svg:x2="2.325cm" svg:y2="0.707cm"><text:p text:style-name="P38">Power from <text:s text:c="4"/></text:p><text:p text:style-name="P38">solar panel <text:s text:c="6"/></text:p><text:p text:style-name="P38"><text:s text:c="21"/></text:p><text:p text:style-name="P38"/></draw:line><draw:line draw:name="形狀10" draw:style-name="gr14" draw:text-style-name="P38" svg:x1="4.932cm" svg:y1="0.725cm" svg:x2="6.925cm" svg:y2="0.725cm"><text:p text:style-name="P38">To Battery</text:p><text:p text:style-name="P38"/></draw:line></draw:g></text:p>
      <text:p text:style-name="P6"><draw:g text:anchor-type="paragraph" draw:z-index="8" draw:style-name="gr3"><draw:g draw:style-name="gr7"><draw:custom-shape draw:name="形狀4" draw:style-name="gr16" draw:text-style-name="P38" svg:width="4.497cm" svg:height="3.045cm" svg:x="8.339cm" svg:y="0.815cm"><text:p text:style-name="P38">Main Chip</text:p><text:p text:style-name="P38">Arduino Pro mini</text:p><text:p text:style-name="P38">MT7688</text:p><text:p text:style-name="P38">MTDuino</text:p><draw:enhanced-geometry svg:viewBox="0 0 21600 21600" draw:type="rectangle" draw:enhanced-path="M 0 0 L 21600 0 21600 21600 0 21600 0 0 Z N"/></draw:custom-shape><draw:line draw:name="形狀5" draw:style-name="gr17" draw:text-style-name="P38" svg:x1="5.803cm" svg:y1="1.844cm" svg:x2="8.339cm" svg:y2="1.821cm"><text:p text:style-name="P38">Weather Board(tx/rx) <text:s text:c="12"/></text:p><text:p text:style-name="P38"/><text:p text:style-name="P38"/></draw:line><draw:line draw:name="形狀5" draw:style-name="gr17" draw:text-style-name="P38" svg:x1="5.803cm" svg:y1="3.153cm" svg:x2="8.339cm" svg:y2="3.13cm"><text:p text:style-name="P38">LPWAN Board(tx/rx) <text:s text:c="12"/></text:p><text:p text:style-name="P38"/><text:p text:style-name="P38"/></draw:line></draw:g><draw:custom-shape draw:name="形狀8" draw:style-name="gr18" draw:text-style-name="P38" svg:width="2.798cm" svg:height="1.558cm" svg:x="15.04cm" svg:y="0.642cm"><text:p text:style-name="P38">RTC</text:p><draw:enhanced-geometry svg:viewBox="0 0 21600 21600" draw:type="rectangle" draw:enhanced-path="M 0 0 L 21600 0 21600 21600 0 21600 0 0 Z N"/></draw:custom-shape><draw:custom-shape draw:name="形狀8" draw:style-name="gr18" draw:text-style-name="P38" svg:width="2.798cm" svg:height="1.558cm" svg:x="15.04cm" svg:y="2.715cm"><text:p text:style-name="P38">SD</text:p><text:p text:style-name="P38">Card</text:p><draw:enhanced-geometry svg:viewBox="0 0 21600 21600" draw:type="rectangle" draw:enhanced-path="M 0 0 L 21600 0 21600 21600 0 21600 0 0 Z N"/></draw:custom-shape><draw:line draw:name="形狀4" draw:style-name="gr17" draw:text-style-name="P38" svg:x1="12.836cm" svg:y1="1.459cm" svg:x2="15.041cm" svg:y2="1.441cm"><text:p text:style-name="P38">I2C</text:p><text:p text:style-name="P38"/></draw:line><draw:line draw:name="形狀5" draw:style-name="gr17" draw:text-style-name="P38" svg:x1="12.836cm" svg:y1="3.383cm" svg:x2="15.041cm" svg:y2="3.383cm"><text:p text:style-name="P38">SPI</text:p><text:p text:style-name="P38"/></draw:line></draw:g></text:p>
      <text:p text:style-name="P6"/>
      <text:p text:style-name="P6"/>
      <text:p text:style-name="P6"><draw:line text:anchor-type="paragraph" draw:z-index="10" draw:name="形狀4" draw:style-name="gr19" draw:text-style-name="P38" svg:x1="10.809cm" svg:y1="0.199cm" svg:x2="10.828cm" svg:y2="2.97cm"><text:p/></draw:line></text:p>
      <text:p text:style-name="P6"/>
      <text:p text:style-name="P6"/>
      <text:p text:style-name="P6"><draw:g text:anchor-type="paragraph" draw:z-index="9" draw:style-name="gr3"><draw:custom-shape draw:name="形狀5" draw:style-name="gr13" draw:text-style-name="P38" svg:width="2.608cm" svg:height="1.558cm" svg:x="9.71cm" svg:y="0.042cm"><text:p text:style-name="P38">LDO</text:p><draw:enhanced-geometry svg:viewBox="0 0 21600 21600" draw:type="rectangle" draw:enhanced-path="M 0 0 L 21600 0 21600 21600 0 21600 0 0 Z N"/></draw:custom-shape><draw:line draw:name="形狀6" draw:style-name="gr14" draw:text-style-name="P38" svg:x1="6.874cm" svg:y1="0.328cm" svg:x2="9.71cm" svg:y2="0.328cm"><text:p text:style-name="P38"/><text:p text:style-name="P38">Power from Battery <text:s text:c="12"/></text:p><text:p text:style-name="P38"/><text:p text:style-name="P38">Power from USB <text:s text:c="8"/></text:p></draw:line><draw:line draw:name="形狀6" draw:style-name="gr15" draw:text-style-name="P38" svg:x1="6.892cm" svg:y1="1.323cm" svg:x2="9.711cm" svg:y2="1.327cm"><text:p/></draw:line><draw:line draw:name="形狀7" draw:style-name="gr14" draw:text-style-name="P38" svg:x1="12.317cm" svg:y1="0.799cm" svg:x2="13.853cm" svg:y2="0.799cm"><text:p text:style-name="P38">3v3</text:p><text:p text:style-name="P38">(sensors)</text:p><text:p text:style-name="P38"/><text:p text:style-name="P38"/></draw:line></draw:g></text:p>
      <text:p text:style-name="P6"/>
      <text:p text:style-name="P6"/>
      <text:p text:style-name="P23">2.Pin Define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12">System</text:p>
          </table:table-cell>
          <table:table-cell table:style-name="表格2.A1" office:value-type="string">
            <text:p text:style-name="P12">Description</text:p>
          </table:table-cell>
          <table:table-cell table:style-name="表格2.A1" office:value-type="string">
            <text:p text:style-name="P13">Arduino Pro mini</text:p>
          </table:table-cell>
          <table:table-cell table:style-name="表格2.A1" office:value-type="string">
            <text:p text:style-name="P13">MTDuino</text:p>
          </table:table-cell>
          <table:table-cell table:style-name="表格2.E1" office:value-type="string">
            <text:p text:style-name="P13">MT7688</text:p>
          </table:table-cell>
        </table:table-row>
        <table:table-row>
          <table:table-cell table:style-name="表格2.A2" office:value-type="string">
            <text:p text:style-name="P12">S<text:span text:style-name="T8">ola</text:span>r_v</text:p>
          </table:table-cell>
          <table:table-cell table:style-name="表格2.A2" office:value-type="string">
            <text:p text:style-name="P15">Detect solar voltage</text:p>
          </table:table-cell>
          <table:table-cell table:style-name="表格2.A2" office:value-type="string">
            <text:p text:style-name="P13">A0</text:p>
          </table:table-cell>
          <table:table-cell table:style-name="表格2.A2" office:value-type="string">
            <text:p text:style-name="P13">A0</text:p>
          </table:table-cell>
          <table:table-cell table:style-name="表格2.E2" office:value-type="string">
            <text:p text:style-name="P13">A0</text:p>
          </table:table-cell>
        </table:table-row>
        <table:table-row>
          <table:table-cell table:style-name="表格2.A2" office:value-type="string">
            <text:p text:style-name="P12">Battery_v</text:p>
          </table:table-cell>
          <table:table-cell table:style-name="表格2.A2" office:value-type="string">
            <text:p text:style-name="P15">Detect battery voltage</text:p>
          </table:table-cell>
          <table:table-cell table:style-name="表格2.A2" office:value-type="string">
            <text:p text:style-name="P13">A1</text:p>
          </table:table-cell>
          <table:table-cell table:style-name="表格2.A2" office:value-type="string">
            <text:p text:style-name="P13">A1</text:p>
          </table:table-cell>
          <table:table-cell table:style-name="表格2.E2" office:value-type="string">
            <text:p text:style-name="P13">A1</text:p>
          </table:table-cell>
        </table:table-row>
        <table:table-row>
          <table:table-cell table:style-name="表格2.A2" office:value-type="string">
            <text:p text:style-name="P12">WB_<text:span text:style-name="T8">Tx/Rx</text:span></text:p>
          </table:table-cell>
          <table:table-cell table:style-name="表格2.A2" office:value-type="string">
            <text:p text:style-name="P15">Communication between WB and MB</text:p>
          </table:table-cell>
          <table:table-cell table:style-name="表格2.A2" office:value-type="string">
            <text:p text:style-name="P13">D0/<text:span text:style-name="T8">D1</text:span></text:p>
          </table:table-cell>
          <table:table-cell table:style-name="表格2.A2" office:value-type="string">
            <text:p text:style-name="P13">D0/<text:span text:style-name="T8">D1</text:span></text:p>
          </table:table-cell>
          <table:table-cell table:style-name="表格2.E2" office:value-type="string">
            <text:p text:style-name="P13">D0/<text:span text:style-name="T8">D1</text:span></text:p>
          </table:table-cell>
        </table:table-row>
        <table:table-row>
          <table:table-cell table:style-name="表格2.A2" office:value-type="string">
            <text:p text:style-name="P12"><text:span text:style-name="T6">RF</text:span>_<text:span text:style-name="T8">Tx/Rx</text:span></text:p>
          </table:table-cell>
          <table:table-cell table:style-name="表格2.A2" office:value-type="string">
            <text:p text:style-name="P15">Communication between Wireless module and MB</text:p>
          </table:table-cell>
          <table:table-cell table:style-name="表格2.A2" office:value-type="string">
            <text:p text:style-name="P13">D6/<text:span text:style-name="T8">D7</text:span></text:p>
          </table:table-cell>
          <table:table-cell table:style-name="表格2.A2" office:value-type="string">
            <text:p text:style-name="P13">D6/<text:span text:style-name="T8">D7</text:span></text:p>
          </table:table-cell>
          <table:table-cell table:style-name="表格2.E2" office:value-type="string">
            <text:p text:style-name="P13">D8/<text:span text:style-name="T8">D9</text:span></text:p>
          </table:table-cell>
        </table:table-row>
        <table:table-row>
          <table:table-cell table:style-name="表格2.A2" office:value-type="string">
            <text:p text:style-name="P13">SDCard</text:p>
          </table:table-cell>
          <table:table-cell table:style-name="表格2.A2" office:value-type="string">
            <text:p text:style-name="P15">Local storage</text:p>
          </table:table-cell>
          <table:table-cell table:style-name="表格2.A2" office:value-type="string">
            <text:p text:style-name="P13">SPI<text:span text:style-name="T7">(D14~D17)</text:span></text:p>
          </table:table-cell>
          <table:table-cell table:style-name="表格2.A2" office:value-type="string">
            <text:p text:style-name="P13">SPI<text:span text:style-name="T7">(D10~D13)</text:span></text:p>
          </table:table-cell>
          <table:table-cell table:style-name="表格2.E2" office:value-type="string">
            <text:p text:style-name="P13">-</text:p>
          </table:table-cell>
        </table:table-row>
        <table:table-row>
          <table:table-cell table:style-name="表格2.A2" office:value-type="string">
            <text:p text:style-name="P14">LDO(sensor)</text:p>
          </table:table-cell>
          <table:table-cell table:style-name="表格2.A2" office:value-type="string">
            <text:p text:style-name="P16"><text:span text:style-name="T8">Control </text:span>Power <text:span text:style-name="T8">to </text:span>sensor<text:span text:style-name="T8">s</text:span></text:p>
          </table:table-cell>
          <table:table-cell table:style-name="表格2.A2" office:value-type="string">
            <text:p text:style-name="P14">D2</text:p>
          </table:table-cell>
          <table:table-cell table:style-name="表格2.A2" office:value-type="string">
            <text:p text:style-name="P14">D2</text:p>
          </table:table-cell>
          <table:table-cell table:style-name="表格2.E2" office:value-type="string">
            <text:p text:style-name="P14">D2</text:p>
          </table:table-cell>
        </table:table-row>
        <table:table-row>
          <table:table-cell table:style-name="表格2.E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office:value-type="string">
            <text:p text:style-name="P14">Component</text:p>
          </table:table-cell>
          <table:table-cell table:style-name="表格2.A2" office:value-type="string">
            <text:p text:style-name="P12">Description</text:p>
          </table:table-cell>
          <table:table-cell table:style-name="表格2.A2" office:value-type="string">
            <text:p text:style-name="P13">Arduino Pro mini</text:p>
          </table:table-cell>
          <table:table-cell table:style-name="表格2.A2" office:value-type="string">
            <text:p text:style-name="P13">MTDuino</text:p>
          </table:table-cell>
          <table:table-cell table:style-name="表格2.E2" office:value-type="string">
            <text:p text:style-name="P13">MT7688</text:p>
          </table:table-cell>
        </table:table-row>
        <table:table-row>
          <table:table-cell table:style-name="表格2.A2" office:value-type="string">
            <text:p text:style-name="P12">土壤溫溼度</text:p>
          </table:table-cell>
          <table:table-cell table:style-name="表格2.A2" office:value-type="string">
            <text:p text:style-name="P14">Tx/Rx</text:p>
          </table:table-cell>
          <table:table-cell table:style-name="表格2.A2" office:value-type="string">
            <text:p text:style-name="P14">D8/D9</text:p>
          </table:table-cell>
          <table:table-cell table:style-name="表格2.A2" office:value-type="string">
            <text:p text:style-name="P14">D8/D9</text:p>
          </table:table-cell>
          <table:table-cell table:style-name="表格2.E2" office:value-type="string">
            <text:p text:style-name="P14">D10/D11</text:p>
          </table:table-cell>
        </table:table-row>
      </table:table>
      <text:p text:style-name="P28"/>
      <text:p text:style-name="P28"/>
      <text:p text:style-name="P24"><text:soft-page-break/>四.備註 <text:s text:c="1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線條箭頭_20_1" draw:display-name="線條箭頭 1" svg:viewBox="0 0 1131 902" svg:d="M564 0l-564 902h1131z"/>
    <draw:marker draw:name="線條箭頭_20_2" draw:display-name="線條箭頭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Noto Sans CJK TC Regular" style:font-family-complex="'Noto Sans CJK TC Regular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19:31.184476698</meta:creation-date>
    <dc:date>2017-11-29T21:06:09.714279484</dc:date>
    <meta:editing-duration>PT58M23S</meta:editing-duration>
    <meta:editing-cycles>15</meta:editing-cycles>
    <meta:generator>LibreOffice/5.1.6.2$Linux_X86_64 LibreOffice_project/10m0$Build-2</meta:generator>
    <meta:document-statistic meta:table-count="3" meta:image-count="0" meta:object-count="0" meta:page-count="7" meta:paragraph-count="136" meta:word-count="453" meta:character-count="2112" meta:non-whitespace-character-count="1253"/>
  </office:meta>
</office:document-meta>
</file>